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GroundColor.addElement( String hashcode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GroundColo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GroundColor.ForeGroundColor( in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GroundColo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GroundColor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GroundColo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